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fc3fd" officeooo:paragraph-rsid="000fc3fd" style:font-weight-asian="bold" style:font-weight-complex="bold"/>
    </style:style>
    <style:style style:name="P2" style:family="paragraph" style:parent-style-name="Standard">
      <style:text-properties style:text-underline-style="none" fo:font-weight="normal" officeooo:rsid="000fc3fd" officeooo:paragraph-rsid="000fc3fd" style:font-weight-asian="normal" style:font-weight-complex="normal"/>
    </style:style>
    <style:style style:name="P3" style:family="paragraph" style:parent-style-name="Standard">
      <style:text-properties style:text-underline-style="none" fo:font-weight="normal" officeooo:rsid="000fc3fd" officeooo:paragraph-rsid="000fc3fd" style:font-weight-asian="normal" style:font-weight-complex="normal"/>
    </style:style>
    <style:style style:name="P4" style:family="paragraph" style:parent-style-name="Standard">
      <style:text-properties style:text-underline-style="none" fo:font-weight="normal" officeooo:rsid="0010cb88" officeooo:paragraph-rsid="0010cb88"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0cb88" officeooo:paragraph-rsid="0010cb88" style:font-weight-asian="bold" style:font-weight-complex="bold"/>
    </style:style>
    <style:style style:name="T1" style:family="text">
      <style:text-properties officeooo:rsid="0010cb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gende :</text:p>
      <text:p text:style-name="P2">M (Moteur) → Nous</text:p>
      <text:p text:style-name="P2">I (Interface) → Eux</text:p>
      <text:p text:style-name="P1"/>
      <text:p text:style-name="P1"/>
      <text:p text:style-name="P1"/>
      <text:p text:style-name="P1">Initialisation :</text:p>
      <text:p text:style-name="P1"/>
      <text:p text:style-name="P2"><text:tab/>1) Envoie de la DTD (M → I)</text:p>
      <text:p text:style-name="P2"><text:tab/>2) Envoie des règles du jeu (règle de la map, terrain, unité,…) par fichier XML (vérification <text:tab/> <text:s text:c="3"/>DTD) (I → M)</text:p>
      <text:p text:style-name="P2"><text:tab/>3) Envoie de l'ensemble des cases de la map (I → M)</text:p>
      <text:p text:style-name="P2"/>
      <text:p text:style-name="P1">Configuration des mises à jours de la map en temps réel :</text:p>
      <text:p text:style-name="P1"/>
      <text:p text:style-name="P2"><text:tab/>4) Les fonctions de création, suppression et modification d'emplacement d'agent (I → M) :</text:p>
      <text:p text:style-name="P2"><text:tab/><text:tab/>- creation_agent (type_agent, ID, case)</text:p>
      <text:p text:style-name="P2"><text:tab/><text:tab/>- suppression_agent (ID)</text:p>
      <text:p text:style-name="P2"><text:tab/><text:tab/>- deplacement_agent (ID, new_pos)</text:p>
      <text:p text:style-name="P2"><text:tab/><text:tab/>- setO<text:span text:style-name="T1">bstacle</text:span> (case, <text:span text:style-name="T1">bool</text:span>)</text:p>
      <text:p text:style-name="P2"><text:tab/><text:tab/>- demande_chemin (ID, case_obj)</text:p>
      <text:p text:style-name="P2"/>
      <text:p text:style-name="P2"><text:tab/>5) Retour sur les demandes (M → I) :</text:p>
      <text:p text:style-name="P2"><text:tab/><text:tab/>- Prochaine_case_agent (ID, new_case) </text:p>
      <text:p text:style-name="P2"/>
      <text:p text:style-name="P2"/>
      <text:p text:style-name="P5">Représentation de la map en fichier texte :</text:p>
      <text:p text:style-name="P4"><text:tab/>Le fichier XML contiendra, en plus de la description de tous les terrains possibles du jeu, une description d'un terrain par défaut. Toute case de la map n'ayant aucune particularité, n'ayant donc aucun changement vis-à-vis de la description du terrain par défaut, ne sera pas à définir dans le fichier texte représentant la map.</text:p>
      <text:p text:style-name="P4"><text:tab/>Ainsi, le fichier texte ne contiendra que les cases « particulières » (hors case par défaut), le fichier texte sera donc écrit ou généré de la manière suivante :</text:p>
      <text:p text:style-name="P4"><text:tab/>-1ère ligne : </text:p>
      <text:p text:style-name="P4"><text:tab/><text:tab/>nombre_de_case_en_x nombre_de_case_en_y</text:p>
      <text:p text:style-name="P4"><text:tab/>-lignes suivantes : <text:s/></text:p>
      <text:p text:style-name="P4"><text:tab/><text:tab/>coordonnée([x;y]) type_terrain ressource(avoine:1;blé:4) obstacle_naturelle(1)</text:p>
      <text:p text:style-name="P4"/>
      <text:p text:style-name="P4"><text:tab/>Les types de terrains définit dans le XML contiendrons le nombre de ressources par défaut, idem pour les obstacles. Ceux-ci ne seront à redéfinir dans le fichier texte uniquement s'ils varient des valeurs par défaut de leur type de terrain. S'il faut garder les valeurs pas défaut, on inséra un espace supplémentaire.</text:p>
      <text:p text:style-name="P4"/>
      <text:p text:style-name="P2"/>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09:36:11.824008413</meta:creation-date>
    <dc:date>2016-04-05T16:14:35.305818424</dc:date>
    <meta:editing-duration>P0D</meta:editing-duration>
    <meta:editing-cycles>2</meta:editing-cycles>
    <meta:generator>LibreOffice/4.2.8.2$Linux_X86_64 LibreOffice_project/420m0$Build-2</meta:generator>
    <meta:document-statistic meta:table-count="0" meta:image-count="0" meta:object-count="0" meta:page-count="1" meta:paragraph-count="25" meta:word-count="266" meta:character-count="1652" meta:non-whitespace-character-count="1374"/>
  </office:meta>
</office:document-meta>
</file>